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415a" officeooo:paragraph-rsid="000f41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bicingsintesi.site90.net/">http://bicingsintesi.site90.net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1:46:13.331690330</meta:creation-date>
    <dc:date>2015-01-27T11:46:54.271087802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31" meta:non-whitespace-character-count="31"/>
    <meta:generator>LibreOffice/4.2.6.3$Linux_x86 LibreOffice_project/420m0$Build-3</meta:generator>
  </office:meta>
</office:document-meta>
</file>